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82.54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149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6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8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c2e0ae" fo:border="0.06pt solid #000000"/>
    </style:style>
    <style:style style:name="ce11" style:family="table-cell" style:parent-style-name="Default" style:data-style-name="N4"/>
    <style:style style:name="ce27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T1" style:family="text">
      <style:text-properties fo:language="en" fo:country="SG" style:font-size-asian="10pt" style:font-name-complex="Lohit Devanagari"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language-complex="hi" style:country-complex="IN" style:language-asian="zh" style:country-asian="CN" style:text-overline-style="none" style:text-overline-color="font-color" style:text-line-through-mode="continuous"/>
    </style:style>
    <style:style style:name="T2" style:family="text">
      <style:text-properties fo:language="en" fo:country="SG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 100%" style:text-scale="100%" fo:font-size="6.40000009536743pt" style:font-name="Ubuntu" fo:color="#4c4c4c"/>
    </style:style>
  </office:automatic-styles>
  <office:body>
    <office:spreadsheet>
      <table:calculation-settings table:automatic-find-labels="false" table:use-regular-expressions="false" table:use-wildcards="true"/>
      <table:table table:name="Emcraft Test P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8"/>
        <table:table-column table:style-name="co4" table:default-cell-style-name="ce8"/>
        <table:table-column table:style-name="co5" table:default-cell-style-name="ce11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7"/>
          <table:table-cell table:style-name="Default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 table:formula="of:=[.E3]-[.D3]" office:value-type="float" office:value="20.89" calcext:value-type="float">
            <text:p>20.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style-name="ce5" table:formula="of:=[.E3]" office:value-type="float" office:value="20.89" calcext:value-type="float">
            <text:p>20.89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 table:formula="of:=[.E4]-[.D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table:formula="of:=[.E4]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 table:style-name="Default" table:formula="of:=[.E5]-[.D5]" office:value-type="float" office:value="193.25" calcext:value-type="float">
            <text:p>193.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table:formula="of:=[.E5]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 table:formula="of:=[.E6]-[.D6]" office:value-type="float" office:value="0.0600000000000023" calcext:value-type="float">
            <text:p>0.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boot_ubifs_mount()</text:p>
          </table:table-cell>
          <table:table-cell table:style-name="ce18" table:formula="of:=[.E6]" office:value-type="float" office:value="214.2" calcext:value-type="float">
            <text:p>214.2</text:p>
          </table:table-cell>
          <table:table-cell table:style-name="ce5" office:value-type="float" office:value="747.32" calcext:value-type="float">
            <text:p>747.32</text:p>
          </table:table-cell>
          <table:table-cell table:style-name="Default" table:formula="of:=[.E7]-[.D7]" office:value-type="float" office:value="533.12" calcext:value-type="float">
            <text:p>533.12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ce2" office:value-type="string" calcext:value-type="string">
            <text:p>Creation of Directory and Files: Per iteration:</text:p>
            <text:p>- 1 call to ubifs_mkdir</text:p>
            <text:p>- 10 calls to ubifs_write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formula="of:=[.E7]" office:value-type="float" office:value="747.32" calcext:value-type="float">
            <text:p>747.32</text:p>
          </table:table-cell>
          <table:table-cell office:value-type="float" office:value="751.02" calcext:value-type="float">
            <text:p>751.02</text:p>
          </table:table-cell>
          <table:table-cell table:formula="of:=[.E10]-[.D10]" office:value-type="float" office:value="3.69999999999993" calcext:value-type="float">
            <text:p>3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0]" office:value-type="float" office:value="751.02" calcext:value-type="float">
            <text:p>751.02</text:p>
          </table:table-cell>
          <table:table-cell office:value-type="float" office:value="753.98" calcext:value-type="float">
            <text:p>753.98</text:p>
          </table:table-cell>
          <table:table-cell table:formula="of:=[.E11]-[.D11]" office:value-type="float" office:value="2.96000000000004" calcext:value-type="float">
            <text:p>2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1]" office:value-type="float" office:value="753.98" calcext:value-type="float">
            <text:p>753.98</text:p>
          </table:table-cell>
          <table:table-cell office:value-type="float" office:value="756.22" calcext:value-type="float">
            <text:p>756.22</text:p>
          </table:table-cell>
          <table:table-cell table:formula="of:=[.E12]-[.D12]" office:value-type="float" office:value="2.24000000000001" calcext:value-type="float">
            <text:p>2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2]" office:value-type="float" office:value="756.22" calcext:value-type="float">
            <text:p>756.22</text:p>
          </table:table-cell>
          <table:table-cell office:value-type="float" office:value="759.45" calcext:value-type="float">
            <text:p>759.45</text:p>
          </table:table-cell>
          <table:table-cell table:formula="of:=[.E13]-[.D13]" office:value-type="float" office:value="3.23000000000002" calcext:value-type="float">
            <text:p>3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3]" office:value-type="float" office:value="759.45" calcext:value-type="float">
            <text:p>759.45</text:p>
          </table:table-cell>
          <table:table-cell office:value-type="float" office:value="762.93" calcext:value-type="float">
            <text:p>762.93</text:p>
          </table:table-cell>
          <table:table-cell table:formula="of:=[.E14]-[.D14]" office:value-type="float" office:value="3.4799999999999" calcext:value-type="float">
            <text:p>3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4]" office:value-type="float" office:value="762.93" calcext:value-type="float">
            <text:p>762.93</text:p>
          </table:table-cell>
          <table:table-cell office:value-type="float" office:value="765.66" calcext:value-type="float">
            <text:p>765.66</text:p>
          </table:table-cell>
          <table:table-cell table:formula="of:=[.E15]-[.D15]" office:value-type="float" office:value="2.73000000000002" calcext:value-type="float">
            <text:p>2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5]" office:value-type="float" office:value="765.66" calcext:value-type="float">
            <text:p>765.66</text:p>
          </table:table-cell>
          <table:table-cell office:value-type="float" office:value="768.89" calcext:value-type="float">
            <text:p>768.89</text:p>
          </table:table-cell>
          <table:table-cell table:formula="of:=[.E16]-[.D16]" office:value-type="float" office:value="3.23000000000002" calcext:value-type="float">
            <text:p>3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6]" office:value-type="float" office:value="768.89" calcext:value-type="float">
            <text:p>768.89</text:p>
          </table:table-cell>
          <table:table-cell office:value-type="float" office:value="771.88" calcext:value-type="float">
            <text:p>771.88</text:p>
          </table:table-cell>
          <table:table-cell table:formula="of:=[.E17]-[.D17]" office:value-type="float" office:value="2.99000000000001" calcext:value-type="float">
            <text:p>2.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formula="of:=[.E17]" office:value-type="float" office:value="771.88" calcext:value-type="float">
            <text:p>771.88</text:p>
          </table:table-cell>
          <table:table-cell office:value-type="float" office:value="775.09" calcext:value-type="float">
            <text:p>775.09</text:p>
          </table:table-cell>
          <table:table-cell table:formula="of:=[.E18]-[.D18]" office:value-type="float" office:value="3.21000000000004" calcext:value-type="float">
            <text:p>3.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formula="of:=[.E18]" office:value-type="float" office:value="775.09" calcext:value-type="float">
            <text:p>775.09</text:p>
          </table:table-cell>
          <table:table-cell office:value-type="float" office:value="777.85" calcext:value-type="float">
            <text:p>777.85</text:p>
          </table:table-cell>
          <table:table-cell table:formula="of:=[.E19]-[.D19]" office:value-type="float" office:value="2.75999999999999" calcext:value-type="float">
            <text:p>2.76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ubifs_ls(“/”)</text:p>
          </table:table-cell>
          <table:table-cell table:formula="of:=[.E19]" office:value-type="float" office:value="777.85" calcext:value-type="float">
            <text:p>777.85</text:p>
          </table:table-cell>
          <table:table-cell office:value-type="float" office:value="775.85" calcext:value-type="float">
            <text:p>775.85</text:p>
          </table:table-cell>
          <table:table-cell table:formula="of:=[.E21]-[.D21]" office:value-type="float" office:value="-2" calcext:value-type="float">
            <text:p>-2.0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Verifiction of Files:</text:p>
            <text:p>Per iteration:</text:p>
            <text:p>- 1 call to ubifs_ls</text:p>
            <text:p>- 10 calls to ubifs_read</text:p>
            <text:p>- delete files</text:p>
            <text:p>- remove directory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style-name="ce3" table:formula="of:=[.E21]" office:value-type="float" office:value="775.85" calcext:value-type="float">
            <text:p>775.85</text:p>
          </table:table-cell>
          <table:table-cell table:style-name="ce3" office:value-type="float" office:value="777.38" calcext:value-type="float">
            <text:p>777.38</text:p>
          </table:table-cell>
          <table:table-cell table:formula="of:=[.E24]-[.D24]" office:value-type="float" office:value="1.52999999999997" calcext:value-type="float">
            <text:p>1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style-name="ce3" table:formula="of:=[.E24]" office:value-type="float" office:value="777.38" calcext:value-type="float">
            <text:p>777.38</text:p>
          </table:table-cell>
          <table:table-cell table:style-name="ce3" office:value-type="float" office:value="776.97" calcext:value-type="float">
            <text:p>776.97</text:p>
          </table:table-cell>
          <table:table-cell table:formula="of:=[.E25]-[.D25]" office:value-type="float" office:value="-0.409999999999968" calcext:value-type="float">
            <text:p>-0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style-name="ce3" table:formula="of:=[.E25]" office:value-type="float" office:value="776.97" calcext:value-type="float">
            <text:p>776.97</text:p>
          </table:table-cell>
          <table:table-cell table:style-name="ce3" office:value-type="float" office:value="776.49" calcext:value-type="float">
            <text:p>776.49</text:p>
          </table:table-cell>
          <table:table-cell table:formula="of:=[.E26]-[.D26]" office:value-type="float" office:value="-0.480000000000018" calcext:value-type="float">
            <text:p>-0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style-name="ce3" table:formula="of:=[.E26]" office:value-type="float" office:value="776.49" calcext:value-type="float">
            <text:p>776.49</text:p>
          </table:table-cell>
          <table:table-cell table:style-name="ce3" office:value-type="float" office:value="775.98" calcext:value-type="float">
            <text:p>775.98</text:p>
          </table:table-cell>
          <table:table-cell table:formula="of:=[.E27]-[.D27]" office:value-type="float" office:value="-0.509999999999991" calcext:value-type="float">
            <text:p>-0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style-name="ce3" table:formula="of:=[.E27]" office:value-type="float" office:value="775.98" calcext:value-type="float">
            <text:p>775.98</text:p>
          </table:table-cell>
          <table:table-cell table:style-name="ce3" office:value-type="float" office:value="775.49" calcext:value-type="float">
            <text:p>775.49</text:p>
          </table:table-cell>
          <table:table-cell table:formula="of:=[.E28]-[.D28]" office:value-type="float" office:value="-0.490000000000009" calcext:value-type="float">
            <text:p>-0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style-name="ce3" table:formula="of:=[.E28]" office:value-type="float" office:value="775.49" calcext:value-type="float">
            <text:p>775.49</text:p>
          </table:table-cell>
          <table:table-cell table:style-name="ce3" office:value-type="float" office:value="775.02" calcext:value-type="float">
            <text:p>775.02</text:p>
          </table:table-cell>
          <table:table-cell table:formula="of:=[.E29]-[.D29]" office:value-type="float" office:value="-0.470000000000027" calcext:value-type="float">
            <text:p>-0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style-name="ce3" table:formula="of:=[.E29]" office:value-type="float" office:value="775.02" calcext:value-type="float">
            <text:p>775.02</text:p>
          </table:table-cell>
          <table:table-cell table:style-name="ce3" office:value-type="float" office:value="774.53" calcext:value-type="float">
            <text:p>774.53</text:p>
          </table:table-cell>
          <table:table-cell table:formula="of:=[.E30]-[.D30]" office:value-type="float" office:value="-0.490000000000009" calcext:value-type="float">
            <text:p>-0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style-name="ce3" table:formula="of:=[.E30]" office:value-type="float" office:value="774.53" calcext:value-type="float">
            <text:p>774.53</text:p>
          </table:table-cell>
          <table:table-cell table:style-name="ce3" office:value-type="float" office:value="775.06" calcext:value-type="float">
            <text:p>775.06</text:p>
          </table:table-cell>
          <table:table-cell table:formula="of:=[.E31]-[.D31]" office:value-type="float" office:value="0.529999999999973" calcext:value-type="float">
            <text:p>0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style-name="ce3" table:formula="of:=[.E31]" office:value-type="float" office:value="775.06" calcext:value-type="float">
            <text:p>775.06</text:p>
          </table:table-cell>
          <table:table-cell table:style-name="ce3" office:value-type="float" office:value="773.59" calcext:value-type="float">
            <text:p>773.59</text:p>
          </table:table-cell>
          <table:table-cell table:formula="of:=[.E32]-[.D32]" office:value-type="float" office:value="-1.46999999999991" calcext:value-type="float">
            <text:p>-1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style-name="ce3" table:formula="of:=[.E32]" office:value-type="float" office:value="773.59" calcext:value-type="float">
            <text:p>773.59</text:p>
          </table:table-cell>
          <table:table-cell table:style-name="ce9" office:value-type="float" office:value="773.1" calcext:value-type="float">
            <text:p>773.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boot_ubifs_umount()</text:p>
          </table:table-cell>
          <table:table-cell table:style-name="ce9" table:formula="of:=[.E33]" office:value-type="float" office:value="773.1" calcext:value-type="float">
            <text:p>773.1</text:p>
          </table:table-cell>
          <table:table-cell table:style-name="ce24" office:value-type="float" office:value="214.2" calcext:value-type="float">
            <text:p>214.2</text:p>
          </table:table-cell>
          <table:table-cell table:style-name="Default"/>
        </table:table-row>
      </table:table>
      <table:table table:name="Multiple Mount and Umount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8"/>
        <table:table-column table:style-name="co8" table:default-cell-style-name="ce8"/>
        <table:table-column table:style-name="co9" table:default-cell-style-name="ce12"/>
        <table:table-column table:style-name="co8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21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number-columns-repeated="2"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Multiple mount/umount:</text:p>
          </table:table-cell>
          <table:table-cell office:value-type="string" calcext:value-type="string">
            <text:p>Before Mount (kB)</text:p>
          </table:table-cell>
          <table:table-cell office:value-type="string" calcext:value-type="string">
            <text:p>After Mount (kB)</text:p>
          </table:table-cell>
          <table:table-cell table:style-name="ce8" office:value-type="string" calcext:value-type="string">
            <text:p>Before UnMount (kB)</text:p>
          </table:table-cell>
          <table:table-cell table:style-name="ce8" office:value-type="string" calcext:value-type="string">
            <text:p>After UnMount (kB)</text:p>
          </table:table-cell>
          <table:table-cell table:style-name="ce30" office:value-type="string" calcext:value-type="string">
            <text:p>Leaked Memory Every Mount-Test-UnMount Iteration (k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style-name="ce12" table:formula="of:=[.E6]" office:value-type="float" office:value="214.2" calcext:value-type="float">
            <text:p>214.20</text:p>
          </table:table-cell>
          <table:table-cell table:style-name="ce5" office:value-type="float" office:value="747.32" calcext:value-type="float">
            <text:p>747.32</text:p>
          </table:table-cell>
          <table:table-cell table:style-name="ce8" office:value-type="float" office:value="773.1" calcext:value-type="float">
            <text:p>773.1</text:p>
          </table:table-cell>
          <table:table-cell table:style-name="ce12" office:value-type="float" office:value="214.2" calcext:value-type="float">
            <text:p>214.20</text:p>
          </table:table-cell>
          <table:table-cell table:style-name="ce33" table:formula="of:=[.G10]-[.D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style-name="ce12" table:formula="of:=[.G10]" office:value-type="float" office:value="214.2" calcext:value-type="float">
            <text:p>214.20</text:p>
          </table:table-cell>
          <table:table-cell table:style-name="ce12" office:value-type="float" office:value="751.19" calcext:value-type="float">
            <text:p>751.19</text:p>
          </table:table-cell>
          <table:table-cell office:value-type="float" office:value="773.11" calcext:value-type="float">
            <text:p>773.11</text:p>
          </table:table-cell>
          <table:table-cell table:style-name="ce12" office:value-type="float" office:value="214.2" calcext:value-type="float">
            <text:p>214.20</text:p>
          </table:table-cell>
          <table:table-cell table:style-name="ce33" table:formula="of:=[.G11]-[.D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style-name="ce12" table:formula="of:=[.G11]" office:value-type="float" office:value="214.2" calcext:value-type="float">
            <text:p>214.20</text:p>
          </table:table-cell>
          <table:table-cell table:style-name="ce12" office:value-type="float" office:value="751.19" calcext:value-type="float">
            <text:p>751.19</text:p>
          </table:table-cell>
          <table:table-cell office:value-type="float" office:value="773.15" calcext:value-type="float">
            <text:p>773.15</text:p>
          </table:table-cell>
          <table:table-cell table:style-name="ce8" office:value-type="float" office:value="214.2" calcext:value-type="float">
            <text:p>214.2</text:p>
          </table:table-cell>
          <table:table-cell table:style-name="ce33" table:formula="of:=[.G12]-[.D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style-name="ce12" table:formula="of:=[.G12]" office:value-type="float" office:value="214.2" calcext:value-type="float">
            <text:p>214.20</text:p>
          </table:table-cell>
          <table:table-cell table:style-name="ce12" office:value-type="float" office:value="751.18" calcext:value-type="float">
            <text:p>751.18</text:p>
          </table:table-cell>
          <table:table-cell office:value-type="float" office:value="773.19" calcext:value-type="float">
            <text:p>773.19</text:p>
          </table:table-cell>
          <table:table-cell table:style-name="ce8" office:value-type="float" office:value="214.2" calcext:value-type="float">
            <text:p>214.2</text:p>
          </table:table-cell>
          <table:table-cell table:style-name="ce33" table:formula="of:=[.G13]-[.D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style-name="ce12" table:formula="of:=[.G13]" office:value-type="float" office:value="214.2" calcext:value-type="float">
            <text:p>214.20</text:p>
          </table:table-cell>
          <table:table-cell table:style-name="ce12" office:value-type="float" office:value="751.14" calcext:value-type="float">
            <text:p>751.14</text:p>
          </table:table-cell>
          <table:table-cell office:value-type="float" office:value="773.09" calcext:value-type="float">
            <text:p>773.09</text:p>
          </table:table-cell>
          <table:table-cell table:style-name="ce8" office:value-type="float" office:value="214.2" calcext:value-type="float">
            <text:p>214.2</text:p>
          </table:table-cell>
          <table:table-cell table:style-name="ce33" table:formula="of:=[.G14]-[.D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style-name="ce12" table:formula="of:=[.G14]" office:value-type="float" office:value="214.2" calcext:value-type="float">
            <text:p>214.20</text:p>
          </table:table-cell>
          <table:table-cell table:style-name="ce12" office:value-type="float" office:value="751.14" calcext:value-type="float">
            <text:p>751.14</text:p>
          </table:table-cell>
          <table:table-cell office:value-type="float" office:value="773.13" calcext:value-type="float">
            <text:p>773.13</text:p>
          </table:table-cell>
          <table:table-cell table:style-name="ce8" office:value-type="float" office:value="214.2" calcext:value-type="float">
            <text:p>214.2</text:p>
          </table:table-cell>
          <table:table-cell table:style-name="ce33" table:formula="of:=[.G15]-[.D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style-name="ce12" table:formula="of:=[.G15]" office:value-type="float" office:value="214.2" calcext:value-type="float">
            <text:p>214.20</text:p>
          </table:table-cell>
          <table:table-cell table:style-name="ce12" office:value-type="float" office:value="751.14" calcext:value-type="float">
            <text:p>751.14</text:p>
          </table:table-cell>
          <table:table-cell office:value-type="float" office:value="773.09" calcext:value-type="float">
            <text:p>773.09</text:p>
          </table:table-cell>
          <table:table-cell table:style-name="ce8" office:value-type="float" office:value="214.2" calcext:value-type="float">
            <text:p>214.2</text:p>
          </table:table-cell>
          <table:table-cell table:style-name="ce33" table:formula="of:=[.G16]-[.D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style-name="ce12" table:formula="of:=[.G16]" office:value-type="float" office:value="214.2" calcext:value-type="float">
            <text:p>214.20</text:p>
          </table:table-cell>
          <table:table-cell table:style-name="ce12" office:value-type="float" office:value="751.14" calcext:value-type="float">
            <text:p>751.14</text:p>
          </table:table-cell>
          <table:table-cell office:value-type="float" office:value="773.41" calcext:value-type="float">
            <text:p>773.41</text:p>
          </table:table-cell>
          <table:table-cell table:style-name="ce8" office:value-type="float" office:value="214.2" calcext:value-type="float">
            <text:p>214.2</text:p>
          </table:table-cell>
          <table:table-cell table:style-name="ce33" table:formula="of:=[.G17]-[.D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9</text:p>
          </table:table-cell>
          <table:table-cell table:style-name="ce12" table:formula="of:=[.G17]" office:value-type="float" office:value="214.2" calcext:value-type="float">
            <text:p>214.20</text:p>
          </table:table-cell>
          <table:table-cell table:style-name="ce12" office:value-type="float" office:value="751.39" calcext:value-type="float">
            <text:p>751.39</text:p>
          </table:table-cell>
          <table:table-cell office:value-type="float" office:value="773.34" calcext:value-type="float">
            <text:p>773.34</text:p>
          </table:table-cell>
          <table:table-cell table:style-name="ce29" office:value-type="float" office:value="214.2" calcext:value-type="float">
            <text:p>214.2</text:p>
          </table:table-cell>
          <table:table-cell table:style-name="ce33" table:formula="of:=[.G18]-[.D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10</text:p>
          </table:table-cell>
          <table:table-cell table:style-name="ce12" table:formula="of:=[.G18]" office:value-type="float" office:value="214.2" calcext:value-type="float">
            <text:p>214.20</text:p>
          </table:table-cell>
          <table:table-cell table:style-name="ce12" office:value-type="float" office:value="751.4" calcext:value-type="float">
            <text:p>751.40</text:p>
          </table:table-cell>
          <table:table-cell office:value-type="float" office:value="773.34" calcext:value-type="float">
            <text:p>773.34</text:p>
          </table:table-cell>
          <table:table-cell table:style-name="ce29" office:value-type="float" office:value="214.2" calcext:value-type="float">
            <text:p>214.2</text:p>
          </table:table-cell>
          <table:table-cell table:style-name="ce33" table:formula="of:=[.G19]-[.D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i_exit()</text:p>
          </table:table-cell>
          <table:table-cell table:style-name="ce3" table:formula="of:=[.G19]" office:value-type="float" office:value="214.2" calcext:value-type="float">
            <text:p>214.2</text:p>
          </table:table-cell>
          <table:table-cell table:style-name="ce3" office:value-type="float" office:value="29.14" calcext:value-type="float">
            <text:p>29.1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 table:style-name="ce30" office:value-type="string" calcext:value-type="string">
            <text:p>Heap Memory Allocted on Mount</text:p>
          </table:table-cell>
          <table:table-cell table:style-name="ce30" office:value-type="string" calcext:value-type="string">
            <text:p>Memory Freed on UnMount</text:p>
          </table:table-cell>
          <table:table-cell table:style-name="ce8"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formula="of:=[.E10]-[.D10]" office:value-type="float" office:value="533.12" calcext:value-type="float">
            <text:p>533.12</text:p>
          </table:table-cell>
          <table:table-cell table:formula="of:=[.G10]-[.F10]" office:value-type="float" office:value="-558.9" calcext:value-type="float">
            <text:p>-558.9</text:p>
          </table:table-cell>
          <table:table-cell table:formula="of:=[.D24]+[.E24]" office:value-type="float" office:value="-25.78" calcext:value-type="float">
            <text:p>-25.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1]-[.D11]" office:value-type="float" office:value="536.99" calcext:value-type="float">
            <text:p>536.99</text:p>
          </table:table-cell>
          <table:table-cell table:formula="of:=[.G11]-[.F11]" office:value-type="float" office:value="-558.91" calcext:value-type="float">
            <text:p>-558.91</text:p>
          </table:table-cell>
          <table:table-cell table:formula="of:=[.D25]+[.E25]" office:value-type="float" office:value="-21.9200000000001" calcext:value-type="float">
            <text:p>-21.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2]-[.D12]" office:value-type="float" office:value="536.99" calcext:value-type="float">
            <text:p>536.99</text:p>
          </table:table-cell>
          <table:table-cell table:formula="of:=[.G12]-[.F12]" office:value-type="float" office:value="-558.95" calcext:value-type="float">
            <text:p>-558.95</text:p>
          </table:table-cell>
          <table:table-cell table:formula="of:=[.D26]+[.E26]" office:value-type="float" office:value="-21.96" calcext:value-type="float">
            <text:p>-21.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3]-[.D13]" office:value-type="float" office:value="536.98" calcext:value-type="float">
            <text:p>536.98</text:p>
          </table:table-cell>
          <table:table-cell table:formula="of:=[.G13]-[.F13]" office:value-type="float" office:value="-558.99" calcext:value-type="float">
            <text:p>-558.99</text:p>
          </table:table-cell>
          <table:table-cell table:formula="of:=[.D27]+[.E27]" office:value-type="float" office:value="-22.01" calcext:value-type="float">
            <text:p>-22.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4]-[.D14]" office:value-type="float" office:value="536.94" calcext:value-type="float">
            <text:p>536.94</text:p>
          </table:table-cell>
          <table:table-cell table:formula="of:=[.G14]-[.F14]" office:value-type="float" office:value="-558.89" calcext:value-type="float">
            <text:p>-558.89</text:p>
          </table:table-cell>
          <table:table-cell table:formula="of:=[.D28]+[.E28]" office:value-type="float" office:value="-21.95" calcext:value-type="float">
            <text:p>-21.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5]-[.D15]" office:value-type="float" office:value="536.94" calcext:value-type="float">
            <text:p>536.94</text:p>
          </table:table-cell>
          <table:table-cell table:formula="of:=[.G15]-[.F15]" office:value-type="float" office:value="-558.93" calcext:value-type="float">
            <text:p>-558.93</text:p>
          </table:table-cell>
          <table:table-cell table:formula="of:=[.D29]+[.E29]" office:value-type="float" office:value="-21.99" calcext:value-type="float">
            <text:p>-21.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6]-[.D16]" office:value-type="float" office:value="536.94" calcext:value-type="float">
            <text:p>536.94</text:p>
          </table:table-cell>
          <table:table-cell table:formula="of:=[.G16]-[.F16]" office:value-type="float" office:value="-558.89" calcext:value-type="float">
            <text:p>-558.89</text:p>
          </table:table-cell>
          <table:table-cell table:formula="of:=[.D30]+[.E30]" office:value-type="float" office:value="-21.95" calcext:value-type="float">
            <text:p>-21.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7]-[.D17]" office:value-type="float" office:value="536.94" calcext:value-type="float">
            <text:p>536.94</text:p>
          </table:table-cell>
          <table:table-cell table:formula="of:=[.G17]-[.F17]" office:value-type="float" office:value="-559.21" calcext:value-type="float">
            <text:p>-559.21</text:p>
          </table:table-cell>
          <table:table-cell table:formula="of:=[.D31]+[.E31]" office:value-type="float" office:value="-22.27" calcext:value-type="float">
            <text:p>-22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9</text:p>
          </table:table-cell>
          <table:table-cell table:formula="of:=[.E18]-[.D18]" office:value-type="float" office:value="537.19" calcext:value-type="float">
            <text:p>537.19</text:p>
          </table:table-cell>
          <table:table-cell table:formula="of:=[.G18]-[.F18]" office:value-type="float" office:value="-559.14" calcext:value-type="float">
            <text:p>-559.14</text:p>
          </table:table-cell>
          <table:table-cell table:formula="of:=[.D32]+[.E32]" office:value-type="float" office:value="-21.95" calcext:value-type="float">
            <text:p>-21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10</text:p>
          </table:table-cell>
          <table:table-cell table:formula="of:=[.E19]-[.D19]" office:value-type="float" office:value="537.2" calcext:value-type="float">
            <text:p>537.2</text:p>
          </table:table-cell>
          <table:table-cell table:formula="of:=[.G19]-[.F19]" office:value-type="float" office:value="-559.14" calcext:value-type="float">
            <text:p>-559.14</text:p>
          </table:table-cell>
          <table:table-cell table:formula="of:=[.D33]+[.E33]" office:value-type="float" office:value="-21.9400000000001" calcext:value-type="float">
            <text:p>-21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0:47:27.824762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1:58:56.361752033</meta:creation-date>
    <dc:date>2019-04-29T14:09:11.962390869</dc:date>
    <meta:editing-duration>PT5H25M39S</meta:editing-duration>
    <meta:editing-cycles>12</meta:editing-cycles>
    <meta:generator>LibreOffice/6.0.7.3$Linux_X86_64 LibreOffice_project/00m0$Build-3</meta:generator>
    <meta:document-statistic meta:table-count="2" meta:cell-count="250" meta:object-count="0"/>
  </office:meta>
</office:document-meta>
</file>